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51pt solid #000000" fo:border-right="0.51pt solid #a6a6a6" fo:border-top="0.06pt solid #000000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51pt solid #000000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c0c0c0" fo:border-left="0.51pt solid #000000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ff" fo:border-left="0.51pt solid #000000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fbfbf" fo:border-left="0.51pt solid #000000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fo:border-left="0.51pt solid #a6a6a6" fo:border-right="0.51pt solid #a6a6a6" fo:border-top="0.06pt solid #000000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51pt solid #a6a6a6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0c0c0" fo:border-left="0.51pt solid #a6a6a6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ff" fo:border-left="0.51pt solid #a6a6a6" fo:border-right="0.51pt solid #a6a6a6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0c0c0" fo:border-left="0.51pt solid #a6a6a6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51pt solid #a6a6a6" fo:border-right="0.51pt solid #000000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0c0c0" fo:border-left="0.51pt solid #a6a6a6" fo:border-right="0.51pt solid #000000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ff" fo:border-left="0.51pt solid #a6a6a6" fo:border-right="0.51pt solid #000000" fo:border-top="none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6.8508in" svg:y="4.1728in">
            <draw:object draw:notify-on-update-of-ranges="Sheet1.A2:Sheet1.A2 Sheet1.A3:Sheet1.A20 Sheet1.B2:Sheet1.B2 Sheet1.B3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3.4957in" svg:y="4.1307in">
            <draw:object draw:notify-on-update-of-ranges="Sheet1.D26:Sheet1.D26 Sheet1.C4:Sheet1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0in" svg:y="4.1622in">
            <draw:object draw:notify-on-update-of-ranges="Sheet1.A2:Sheet1.A20 Sheet1.F2:Sheet1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0.2819in" svg:y="7.9161in">
            <draw:object draw:notify-on-update-of-ranges="Sheet1.A2:Sheet1.A20 Sheet1.G2:Sheet1.G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6.9484in" svg:y="8in">
            <draw:object draw:notify-on-update-of-ranges="Sheet1.A2:Sheet1.A20 Sheet1.J2:Sheet1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13.5827in" svg:y="8.3031in">
            <draw:object draw:notify-on-update-of-ranges="Sheet1.A2:Sheet1.A20 Sheet1.M2:Sheet1.M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(p)</text:p>
          </table:table-cell>
          <table:table-cell table:style-name="Default" office:value-type="string" calcext:value-type="string">
            <text:p>S(p)</text:p>
          </table:table-cell>
          <table:table-cell table:style-name="Default" table:number-columns-repeated="2"/>
          <table:table-cell table:style-name="Default" office:value-type="string" calcext:value-type="string">
            <text:p>T(p)</text:p>
          </table:table-cell>
          <table:table-cell table:style-name="Default" office:value-type="string" calcext:value-type="string">
            <text:p>S(p)</text:p>
          </table:table-cell>
          <table:table-cell table:style-name="Default" table:number-columns-repeated="2"/>
          <table:table-cell table:style-name="Default" office:value-type="string" calcext:value-type="string">
            <text:p>T(p)</text:p>
          </table:table-cell>
          <table:table-cell table:style-name="Default" office:value-type="string" calcext:value-type="string">
            <text:p>S(p)</text:p>
          </table:table-cell>
          <table:table-cell table:style-name="Default" office:value-type="string" calcext:value-type="string">
            <text:p>T(p)</text:p>
          </table:table-cell>
          <table:table-cell office:value-type="string" calcext:value-type="string">
            <text:p>S(p)</text:p>
          </table:table-cell>
        </table:table-row>
        <table:table-row table:style-name="ro2">
          <table:table-cell office:value-type="string" calcext:value-type="string">
            <text:p>seq</text:p>
          </table:table-cell>
          <table:table-cell table:style-name="ce1" office:value-type="float" office:value="0.066258" calcext:value-type="float">
            <text:p>0.066258</text:p>
          </table:table-cell>
          <table:table-cell table:style-name="ce6" office:value-type="string" calcext:value-type="string">
            <text:p>----</text:p>
          </table:table-cell>
          <table:table-cell table:style-name="ce6" office:value-type="float" office:value="4.22234" calcext:value-type="float">
            <text:p>4.22234</text:p>
          </table:table-cell>
          <table:table-cell table:style-name="ce10" office:value-type="string" calcext:value-type="string">
            <text:p>----</text:p>
          </table:table-cell>
          <table:table-cell table:style-name="ce1" office:value-type="float" office:value="0.030192" calcext:value-type="float">
            <text:p>0.030192</text:p>
          </table:table-cell>
          <table:table-cell table:style-name="ce6" office:value-type="string" calcext:value-type="string">
            <text:p>----</text:p>
          </table:table-cell>
          <table:table-cell table:style-name="ce6"/>
          <table:table-cell table:style-name="ce10" office:value-type="string" calcext:value-type="string">
            <text:p>----</text:p>
          </table:table-cell>
          <table:table-cell table:style-name="ce1" office:value-type="float" office:value="0.0244831" calcext:value-type="float">
            <text:p>0.0244831</text:p>
          </table:table-cell>
          <table:table-cell table:style-name="ce6" office:value-type="string" calcext:value-type="string">
            <text:p>----</text:p>
          </table:table-cell>
          <table:table-cell table:style-name="ce6" office:value-type="float" office:value="1.2505132" calcext:value-type="float">
            <text:p>1.2505132</text:p>
          </table:table-cell>
          <table:table-cell office:value-type="string" calcext:value-type="string">
            <text:p>---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66258" calcext:value-type="float">
            <text:p>0.06625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2" office:value-type="float" office:value="0.030192" calcext:value-type="float">
            <text:p>0.03019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2" office:value-type="float" office:value="0.0244831" calcext:value-type="float">
            <text:p>0.02448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2505132" calcext:value-type="float">
            <text:p>1.2505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0.072351" calcext:value-type="float">
            <text:p>0.072351</text:p>
          </table:table-cell>
          <table:table-cell table:formula="of:=0.066258/[.B5]" office:value-type="float" office:value="0.915785545465854" calcext:value-type="float">
            <text:p>0.915785545465854</text:p>
          </table:table-cell>
          <table:table-cell table:number-columns-repeated="2"/>
          <table:table-cell office:value-type="float" office:value="0.050475" calcext:value-type="float">
            <text:p>0.050475</text:p>
          </table:table-cell>
          <table:table-cell table:formula="of:=0.030192/[.F5]" office:value-type="float" office:value="0.59815750371471" calcext:value-type="float">
            <text:p>0.59815750371471</text:p>
          </table:table-cell>
          <table:table-cell table:number-columns-repeated="2"/>
          <table:table-cell office:value-type="float" office:value="0.0129972" calcext:value-type="float">
            <text:p>0.0129972</text:p>
          </table:table-cell>
          <table:table-cell table:formula="of:=0.0244831/[.J5]" office:value-type="float" office:value="1.88372110916197" calcext:value-type="float">
            <text:p>1.88372110916197</text:p>
          </table:table-cell>
          <table:table-cell office:value-type="float" office:value="0.64457" calcext:value-type="float">
            <text:p>0.64457</text:p>
          </table:table-cell>
          <table:table-cell table:formula="of:=1.250532/[.L5]" office:value-type="float" office:value="1.94010270412833" calcext:value-type="float">
            <text:p>1.940102704128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63497" calcext:value-type="float">
            <text:p>0.063497</text:p>
          </table:table-cell>
          <table:table-cell table:formula="of:=0.066258/[.B6]" office:value-type="float" office:value="1.04348236924579" calcext:value-type="float">
            <text:p>1.04348236924579</text:p>
          </table:table-cell>
          <table:table-cell table:style-name="ce7"/>
          <table:table-cell table:style-name="ce11"/>
          <table:table-cell table:style-name="ce2" office:value-type="float" office:value="0.044963" calcext:value-type="float">
            <text:p>0.044963</text:p>
          </table:table-cell>
          <table:table-cell table:formula="of:=0.030192/[.F6]" office:value-type="float" office:value="0.671485443586949" calcext:value-type="float">
            <text:p>0.671485443586949</text:p>
          </table:table-cell>
          <table:table-cell table:style-name="ce7"/>
          <table:table-cell table:style-name="ce11"/>
          <table:table-cell table:style-name="ce2" office:value-type="float" office:value="0.010477" calcext:value-type="float">
            <text:p>0.010477</text:p>
          </table:table-cell>
          <table:table-cell table:formula="of:=0.0244831/[.J6]" office:value-type="float" office:value="2.33684260761668" calcext:value-type="float">
            <text:p>2.33684260761668</text:p>
          </table:table-cell>
          <table:table-cell table:style-name="ce7" office:value-type="float" office:value="0.461433" calcext:value-type="float">
            <text:p>0.461433</text:p>
          </table:table-cell>
          <table:table-cell table:formula="of:=1.250532/[.L6]" office:value-type="float" office:value="2.71010525905169" calcext:value-type="float">
            <text:p>2.710105259051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0.09367" calcext:value-type="float">
            <text:p>0.09367</text:p>
          </table:table-cell>
          <table:table-cell table:formula="of:=0.066258/[.B7]" office:value-type="float" office:value="0.707355610120636" calcext:value-type="float">
            <text:p>0.707355610120636</text:p>
          </table:table-cell>
          <table:table-cell table:number-columns-repeated="2"/>
          <table:table-cell office:value-type="float" office:value="0.05393" calcext:value-type="float">
            <text:p>0.05393</text:p>
          </table:table-cell>
          <table:table-cell table:formula="of:=0.030192/[.F7]" office:value-type="float" office:value="0.559836825514556" calcext:value-type="float">
            <text:p>0.559836825514556</text:p>
          </table:table-cell>
          <table:table-cell table:number-columns-repeated="2"/>
          <table:table-cell office:value-type="float" office:value="0.0098494" calcext:value-type="float">
            <text:p>0.0098494</text:p>
          </table:table-cell>
          <table:table-cell table:formula="of:=0.0244831/[.J7]" office:value-type="float" office:value="2.4857453245883" calcext:value-type="float">
            <text:p>2.4857453245883</text:p>
          </table:table-cell>
          <table:table-cell office:value-type="float" office:value="0.3536" calcext:value-type="float">
            <text:p>0.3536</text:p>
          </table:table-cell>
          <table:table-cell table:formula="of:=1.250532/[.L7]" office:value-type="float" office:value="3.53657239819004" calcext:value-type="float">
            <text:p>3.536572398190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82023" calcext:value-type="float">
            <text:p>0.082023</text:p>
          </table:table-cell>
          <table:table-cell table:formula="of:=0.066258/[.B8]" office:value-type="float" office:value="0.807797812808602" calcext:value-type="float">
            <text:p>0.807797812808602</text:p>
          </table:table-cell>
          <table:table-cell table:style-name="ce7"/>
          <table:table-cell table:style-name="ce11"/>
          <table:table-cell table:style-name="ce2" office:value-type="float" office:value="0.047688" calcext:value-type="float">
            <text:p>0.047688</text:p>
          </table:table-cell>
          <table:table-cell table:formula="of:=0.030192/[.F8]" office:value-type="float" office:value="0.633115249119275" calcext:value-type="float">
            <text:p>0.633115249119275</text:p>
          </table:table-cell>
          <table:table-cell table:style-name="ce7"/>
          <table:table-cell table:style-name="ce11"/>
          <table:table-cell table:style-name="ce2" office:value-type="float" office:value="0.006572" calcext:value-type="float">
            <text:p>0.006572</text:p>
          </table:table-cell>
          <table:table-cell table:formula="of:=0.0244831/[.J8]" office:value-type="float" office:value="3.72536518563603" calcext:value-type="float">
            <text:p>3.72536518563603</text:p>
          </table:table-cell>
          <table:table-cell table:style-name="ce7" office:value-type="float" office:value="0.31456" calcext:value-type="float">
            <text:p>0.31456</text:p>
          </table:table-cell>
          <table:table-cell table:formula="of:=1.250532/[.L8]" office:value-type="float" office:value="3.97549593082401" calcext:value-type="float">
            <text:p>3.975495930824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072668" calcext:value-type="float">
            <text:p>0.072668</text:p>
          </table:table-cell>
          <table:table-cell table:formula="of:=0.066258/[.B9]" office:value-type="float" office:value="0.911790609346618" calcext:value-type="float">
            <text:p>0.911790609346618</text:p>
          </table:table-cell>
          <table:table-cell table:number-columns-repeated="2"/>
          <table:table-cell office:value-type="float" office:value="0.045296" calcext:value-type="float">
            <text:p>0.045296</text:p>
          </table:table-cell>
          <table:table-cell table:formula="of:=0.030192/[.F9]" office:value-type="float" office:value="0.666548922642176" calcext:value-type="float">
            <text:p>0.666548922642176</text:p>
          </table:table-cell>
          <table:table-cell table:number-columns-repeated="2"/>
          <table:table-cell office:value-type="float" office:value="0.0060566" calcext:value-type="float">
            <text:p>0.0060566</text:p>
          </table:table-cell>
          <table:table-cell table:formula="of:=0.0244831/[.J9]" office:value-type="float" office:value="4.04238351550375" calcext:value-type="float">
            <text:p>4.04238351550375</text:p>
          </table:table-cell>
          <table:table-cell office:value-type="float" office:value="0.368764" calcext:value-type="float">
            <text:p>0.368764</text:p>
          </table:table-cell>
          <table:table-cell table:formula="of:=1.250532/[.L9]" office:value-type="float" office:value="3.3911444718031" calcext:value-type="float">
            <text:p>3.39114447180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6796" calcext:value-type="float">
            <text:p>0.076796</text:p>
          </table:table-cell>
          <table:table-cell table:formula="of:=0.066258/[.B10]" office:value-type="float" office:value="0.86277931142247" calcext:value-type="float">
            <text:p>0.86277931142247</text:p>
          </table:table-cell>
          <table:table-cell table:style-name="ce7"/>
          <table:table-cell table:style-name="ce11"/>
          <table:table-cell table:style-name="ce2" office:value-type="float" office:value="0.049799" calcext:value-type="float">
            <text:p>0.049799</text:p>
          </table:table-cell>
          <table:table-cell table:formula="of:=0.030192/[.F10]" office:value-type="float" office:value="0.60627723448262" calcext:value-type="float">
            <text:p>0.60627723448262</text:p>
          </table:table-cell>
          <table:table-cell table:style-name="ce7"/>
          <table:table-cell table:style-name="ce11"/>
          <table:table-cell table:style-name="ce2" office:value-type="float" office:value="0.0085167" calcext:value-type="float">
            <text:p>0.0085167</text:p>
          </table:table-cell>
          <table:table-cell table:formula="of:=0.0244831/[.J10]" office:value-type="float" office:value="2.87471673300692" calcext:value-type="float">
            <text:p>2.87471673300692</text:p>
          </table:table-cell>
          <table:table-cell table:style-name="ce7" office:value-type="float" office:value="0.3792" calcext:value-type="float">
            <text:p>0.3792</text:p>
          </table:table-cell>
          <table:table-cell table:formula="of:=1.250532/[.L10]" office:value-type="float" office:value="3.2978164556962" calcext:value-type="float">
            <text:p>3.29781645569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076796" calcext:value-type="float">
            <text:p>0.076796</text:p>
          </table:table-cell>
          <table:table-cell table:formula="of:=0.066258/[.B11]" office:value-type="float" office:value="0.86277931142247" calcext:value-type="float">
            <text:p>0.86277931142247</text:p>
          </table:table-cell>
          <table:table-cell table:number-columns-repeated="2"/>
          <table:table-cell office:value-type="float" office:value="0.05309" calcext:value-type="float">
            <text:p>0.05309</text:p>
          </table:table-cell>
          <table:table-cell table:formula="of:=0.030192/[.F11]" office:value-type="float" office:value="0.568694669429271" calcext:value-type="float">
            <text:p>0.568694669429271</text:p>
          </table:table-cell>
          <table:table-cell table:number-columns-repeated="2"/>
          <table:table-cell office:value-type="float" office:value="0.00611" calcext:value-type="float">
            <text:p>0.00611</text:p>
          </table:table-cell>
          <table:table-cell table:formula="of:=0.0244831/[.J11]" office:value-type="float" office:value="4.00705400981997" calcext:value-type="float">
            <text:p>4.00705400981997</text:p>
          </table:table-cell>
          <table:table-cell office:value-type="float" office:value="0.30351" calcext:value-type="float">
            <text:p>0.30351</text:p>
          </table:table-cell>
          <table:table-cell table:formula="of:=1.250532/[.L11]" office:value-type="float" office:value="4.12023327073243" calcext:value-type="float">
            <text:p>4.120233270732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77686" calcext:value-type="float">
            <text:p>0.077686</text:p>
          </table:table-cell>
          <table:table-cell table:formula="of:=0.066258/[.B12]" office:value-type="float" office:value="0.852894987513838" calcext:value-type="float">
            <text:p>0.852894987513838</text:p>
          </table:table-cell>
          <table:table-cell table:style-name="ce7"/>
          <table:table-cell table:style-name="ce11"/>
          <table:table-cell table:style-name="ce2" office:value-type="float" office:value="0.056724" calcext:value-type="float">
            <text:p>0.056724</text:p>
          </table:table-cell>
          <table:table-cell table:formula="of:=0.030192/[.F12]" office:value-type="float" office:value="0.532261476623651" calcext:value-type="float">
            <text:p>0.532261476623651</text:p>
          </table:table-cell>
          <table:table-cell table:style-name="ce7"/>
          <table:table-cell table:style-name="ce11"/>
          <table:table-cell table:style-name="ce2" office:value-type="float" office:value="0.00692" calcext:value-type="float">
            <text:p>0.00692</text:p>
          </table:table-cell>
          <table:table-cell table:formula="of:=0.0244831/[.J12]" office:value-type="float" office:value="3.53802023121387" calcext:value-type="float">
            <text:p>3.53802023121387</text:p>
          </table:table-cell>
          <table:table-cell table:style-name="ce7" office:value-type="float" office:value="0.387693" calcext:value-type="float">
            <text:p>0.387693</text:p>
          </table:table-cell>
          <table:table-cell table:formula="of:=1.250532/[.L12]" office:value-type="float" office:value="3.22557281147712" calcext:value-type="float">
            <text:p>3.225572811477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078834" calcext:value-type="float">
            <text:p>0.078834</text:p>
          </table:table-cell>
          <table:table-cell table:formula="of:=0.066258/[.B13]" office:value-type="float" office:value="0.840474921987975" calcext:value-type="float">
            <text:p>0.840474921987975</text:p>
          </table:table-cell>
          <table:table-cell table:number-columns-repeated="2"/>
          <table:table-cell office:value-type="float" office:value="0.047231" calcext:value-type="float">
            <text:p>0.047231</text:p>
          </table:table-cell>
          <table:table-cell table:formula="of:=0.030192/[.F13]" office:value-type="float" office:value="0.639241176346044" calcext:value-type="float">
            <text:p>0.639241176346044</text:p>
          </table:table-cell>
          <table:table-cell table:number-columns-repeated="2"/>
          <table:table-cell office:value-type="float" office:value="0.007553" calcext:value-type="float">
            <text:p>0.007553</text:p>
          </table:table-cell>
          <table:table-cell table:formula="of:=0.0244831/[.J13]" office:value-type="float" office:value="3.241506686085" calcext:value-type="float">
            <text:p>3.241506686085</text:p>
          </table:table-cell>
          <table:table-cell office:value-type="float" office:value="0.382807" calcext:value-type="float">
            <text:p>0.382807</text:p>
          </table:table-cell>
          <table:table-cell table:formula="of:=1.250532/[.L13]" office:value-type="float" office:value="3.26674277116145" calcext:value-type="float">
            <text:p>3.266742771161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56127" calcext:value-type="float">
            <text:p>0.056127</text:p>
          </table:table-cell>
          <table:table-cell table:formula="of:=0.066258/[.B14]" office:value-type="float" office:value="1.18050136298038" calcext:value-type="float">
            <text:p>1.18050136298038</text:p>
          </table:table-cell>
          <table:table-cell table:style-name="ce7"/>
          <table:table-cell table:style-name="ce11"/>
          <table:table-cell table:style-name="ce2" office:value-type="float" office:value="0.048609" calcext:value-type="float">
            <text:p>0.048609</text:p>
          </table:table-cell>
          <table:table-cell table:formula="of:=0.030192/[.F14]" office:value-type="float" office:value="0.62111954576313" calcext:value-type="float">
            <text:p>0.62111954576313</text:p>
          </table:table-cell>
          <table:table-cell table:style-name="ce7"/>
          <table:table-cell table:style-name="ce11"/>
          <table:table-cell table:style-name="ce2" office:value-type="float" office:value="0.010135" calcext:value-type="float">
            <text:p>0.010135</text:p>
          </table:table-cell>
          <table:table-cell table:formula="of:=0.0244831/[.J14]" office:value-type="float" office:value="2.41569807597435" calcext:value-type="float">
            <text:p>2.41569807597435</text:p>
          </table:table-cell>
          <table:table-cell table:style-name="ce7" office:value-type="float" office:value="0.307973" calcext:value-type="float">
            <text:p>0.307973</text:p>
          </table:table-cell>
          <table:table-cell table:formula="of:=1.250532/[.L14]" office:value-type="float" office:value="4.06052478626373" calcext:value-type="float">
            <text:p>4.0605247862637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065101" calcext:value-type="float">
            <text:p>0.065101</text:p>
          </table:table-cell>
          <table:table-cell table:formula="of:=0.066258/[.B15]" office:value-type="float" office:value="1.01777238444878" calcext:value-type="float">
            <text:p>1.01777238444878</text:p>
          </table:table-cell>
          <table:table-cell table:number-columns-repeated="2"/>
          <table:table-cell office:value-type="float" office:value="0.051505" calcext:value-type="float">
            <text:p>0.051505</text:p>
          </table:table-cell>
          <table:table-cell table:formula="of:=0.030192/[.F15]" office:value-type="float" office:value="0.586195514998544" calcext:value-type="float">
            <text:p>0.586195514998544</text:p>
          </table:table-cell>
          <table:table-cell table:number-columns-repeated="2"/>
          <table:table-cell office:value-type="float" office:value="0.006339" calcext:value-type="float">
            <text:p>0.006339</text:p>
          </table:table-cell>
          <table:table-cell table:formula="of:=0.0244831/[.J15]" office:value-type="float" office:value="3.8622968922543" calcext:value-type="float">
            <text:p>3.8622968922543</text:p>
          </table:table-cell>
          <table:table-cell office:value-type="float" office:value="0.331239" calcext:value-type="float">
            <text:p>0.331239</text:p>
          </table:table-cell>
          <table:table-cell table:formula="of:=1.250532/[.L15]" office:value-type="float" office:value="3.77531631239075" calcext:value-type="float">
            <text:p>3.7753163123907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.056478" calcext:value-type="float">
            <text:p>0.056478</text:p>
          </table:table-cell>
          <table:table-cell table:formula="of:=0.066258/[.B16]" office:value-type="float" office:value="1.17316477212366" calcext:value-type="float">
            <text:p>1.17316477212366</text:p>
          </table:table-cell>
          <table:table-cell table:style-name="ce9"/>
          <table:table-cell table:style-name="ce13"/>
          <table:table-cell table:style-name="ce4" office:value-type="float" office:value="0.051505" calcext:value-type="float">
            <text:p>0.051505</text:p>
          </table:table-cell>
          <table:table-cell table:formula="of:=0.030192/[.F16]" office:value-type="float" office:value="0.586195514998544" calcext:value-type="float">
            <text:p>0.586195514998544</text:p>
          </table:table-cell>
          <table:table-cell table:style-name="ce9"/>
          <table:table-cell table:style-name="ce13"/>
          <table:table-cell table:style-name="ce4" office:value-type="float" office:value="0.006122" calcext:value-type="float">
            <text:p>0.006122</text:p>
          </table:table-cell>
          <table:table-cell table:formula="of:=0.0244831/[.J16]" office:value-type="float" office:value="3.99919960797125" calcext:value-type="float">
            <text:p>3.99919960797125</text:p>
          </table:table-cell>
          <table:table-cell table:style-name="ce9" office:value-type="float" office:value="0.334386" calcext:value-type="float">
            <text:p>0.334386</text:p>
          </table:table-cell>
          <table:table-cell table:formula="of:=1.250532/[.L16]" office:value-type="float" office:value="3.73978575658072" calcext:value-type="float">
            <text:p>3.7397857565807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0.056067" calcext:value-type="float">
            <text:p>0.056067</text:p>
          </table:table-cell>
          <table:table-cell table:formula="of:=0.066258/[.B17]" office:value-type="float" office:value="1.18176467440741" calcext:value-type="float">
            <text:p>1.18176467440741</text:p>
          </table:table-cell>
          <table:table-cell table:number-columns-repeated="2"/>
          <table:table-cell office:value-type="float" office:value="0.054446" calcext:value-type="float">
            <text:p>0.054446</text:p>
          </table:table-cell>
          <table:table-cell table:formula="of:=0.030192/[.F17]" office:value-type="float" office:value="0.554531095029938" calcext:value-type="float">
            <text:p>0.554531095029938</text:p>
          </table:table-cell>
          <table:table-cell table:number-columns-repeated="2"/>
          <table:table-cell office:value-type="float" office:value="0.006289" calcext:value-type="float">
            <text:p>0.006289</text:p>
          </table:table-cell>
          <table:table-cell table:formula="of:=0.0244831/[.J17]" office:value-type="float" office:value="3.8930036571792" calcext:value-type="float">
            <text:p>3.8930036571792</text:p>
          </table:table-cell>
          <table:table-cell office:value-type="float" office:value="0.342376" calcext:value-type="float">
            <text:p>0.342376</text:p>
          </table:table-cell>
          <table:table-cell table:formula="of:=1.250532/[.L17]" office:value-type="float" office:value="3.65251069000164" calcext:value-type="float">
            <text:p>3.6525106900016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.05615" calcext:value-type="float">
            <text:p>0.05615</text:p>
          </table:table-cell>
          <table:table-cell table:formula="of:=0.066258/[.B18]" office:value-type="float" office:value="1.180017809439" calcext:value-type="float">
            <text:p>1.180017809439</text:p>
          </table:table-cell>
          <table:table-cell table:style-name="ce9"/>
          <table:table-cell table:style-name="ce13"/>
          <table:table-cell table:style-name="ce4" office:value-type="float" office:value="0.030756" calcext:value-type="float">
            <text:p>0.030756</text:p>
          </table:table-cell>
          <table:table-cell table:formula="of:=0.030192/[.F18]" office:value-type="float" office:value="0.981662114709325" calcext:value-type="float">
            <text:p>0.981662114709325</text:p>
          </table:table-cell>
          <table:table-cell table:style-name="ce9"/>
          <table:table-cell table:style-name="ce13"/>
          <table:table-cell table:style-name="ce4" office:value-type="float" office:value="0.006726" calcext:value-type="float">
            <text:p>0.006726</text:p>
          </table:table-cell>
          <table:table-cell table:formula="of:=0.0244831/[.J18]" office:value-type="float" office:value="3.64006839131728" calcext:value-type="float">
            <text:p>3.64006839131728</text:p>
          </table:table-cell>
          <table:table-cell table:style-name="ce9" office:value-type="float" office:value="0.341326" calcext:value-type="float">
            <text:p>0.341326</text:p>
          </table:table-cell>
          <table:table-cell table:formula="of:=1.250532/[.L18]" office:value-type="float" office:value="3.66374668205762" calcext:value-type="float">
            <text:p>3.663746682057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0.056125" calcext:value-type="float">
            <text:p>0.056125</text:p>
          </table:table-cell>
          <table:table-cell table:formula="of:=0.066258/[.B19]" office:value-type="float" office:value="1.1805434298441" calcext:value-type="float">
            <text:p>1.1805434298441</text:p>
          </table:table-cell>
          <table:table-cell table:number-columns-repeated="2"/>
          <table:table-cell office:value-type="float" office:value="0.030756" calcext:value-type="float">
            <text:p>0.030756</text:p>
          </table:table-cell>
          <table:table-cell table:formula="of:=0.030192/[.F19]" office:value-type="float" office:value="0.981662114709325" calcext:value-type="float">
            <text:p>0.981662114709325</text:p>
          </table:table-cell>
          <table:table-cell table:number-columns-repeated="2"/>
          <table:table-cell office:value-type="float" office:value="0.006534" calcext:value-type="float">
            <text:p>0.006534</text:p>
          </table:table-cell>
          <table:table-cell table:formula="of:=0.0244831/[.J19]" office:value-type="float" office:value="3.74703091521273" calcext:value-type="float">
            <text:p>3.74703091521273</text:p>
          </table:table-cell>
          <table:table-cell office:value-type="float" office:value="0.3342" calcext:value-type="float">
            <text:p>0.3342</text:p>
          </table:table-cell>
          <table:table-cell table:formula="of:=1.250532/[.L19]" office:value-type="float" office:value="3.7418671454219" calcext:value-type="float">
            <text:p>3.741867145421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float" office:value="0.056718" calcext:value-type="float">
            <text:p>0.056718</text:p>
          </table:table-cell>
          <table:table-cell table:formula="of:=0.066258/[.B20]" office:value-type="float" office:value="1.16820057124722" calcext:value-type="float">
            <text:p>1.16820057124722</text:p>
          </table:table-cell>
          <table:table-cell table:style-name="ce9"/>
          <table:table-cell table:style-name="ce13"/>
          <table:table-cell table:style-name="ce4" office:value-type="float" office:value="0.030919" calcext:value-type="float">
            <text:p>0.030919</text:p>
          </table:table-cell>
          <table:table-cell table:formula="of:=0.030192/[.F20]" office:value-type="float" office:value="0.976486949771985" calcext:value-type="float">
            <text:p>0.976486949771985</text:p>
          </table:table-cell>
          <table:table-cell table:style-name="ce9"/>
          <table:table-cell table:style-name="ce13"/>
          <table:table-cell table:style-name="ce4"/>
          <table:table-cell table:style-name="ce9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10:29:12.097386356</meta:creation-date>
    <dc:date>2021-04-25T10:43:44.661730316</dc:date>
    <meta:editing-duration>PT4M22S</meta:editing-duration>
    <meta:editing-cycles>1</meta:editing-cycles>
    <meta:generator>LibreOffice/7.1.2.2$Linux_X86_64 LibreOffice_project/10$Build-2</meta:generator>
    <meta:document-statistic meta:table-count="1" meta:cell-count="17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12cm" svg:y="0.315cm" chart:style-name="ch2">
          <text:p>ATCGRID1-3 Tiempo
</text:p>
        </chart:title>
        <chart:legend chart:legend-position="end" svg:x="14.045cm" svg:y="4.203cm" style:legend-expansion="high" chart:style-name="ch3"/>
        <chart:plot-area chart:style-name="ch4" table:cell-range-address="Sheet1.A2:Sheet1.B20" chart:data-source-has-labels="both" svg:x="0.319cm" svg:y="1.778cm" svg:width="13.407cm" svg:height="7.047cm">
          <chart:coordinate-region svg:x="1.231cm" svg:y="1.977cm" svg:width="12.308cm" svg:height="6.201cm"/>
          <chart:axis chart:dimension="x" chart:name="primary-x" chart:style-name="ch5" chartooo:axis-type="auto">
            <chartooo:date-scale/>
            <chart:categories table:cell-range-address="Sheet1.A3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0" chart:label-cell-address="Sheet1.B2:Sheet1.B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p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</text:p>
                <draw:g>
                  <svg:desc>Sheet1.A3:Sheet1.A20</svg:desc>
                </draw:g>
              </table:table-cell>
              <table:table-cell office:value-type="float" office:value="0.066258">
                <text:p>0.066258</text:p>
                <draw:g>
                  <svg:desc>Sheet1.B3:Sheet1.B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6258">
                <text:p>0.0662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2351">
                <text:p>0.0723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497">
                <text:p>0.063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367">
                <text:p>0.093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2023">
                <text:p>0.0820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2668">
                <text:p>0.072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76796">
                <text:p>0.0767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6796">
                <text:p>0.0767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7686">
                <text:p>0.077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8834">
                <text:p>0.0788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127">
                <text:p>0.0561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5101">
                <text:p>0.0651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6478">
                <text:p>0.0564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6067">
                <text:p>0.0560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615">
                <text:p>0.056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6125">
                <text:p>0.056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56718">
                <text:p>0.056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215cm" svg:y="0.343cm" chart:style-name="ch2">
          <text:p>ATCGRID 1-3 S(p)</text:p>
        </chart:title>
        <chart:legend chart:legend-position="end" svg:x="13.146cm" svg:y="4.203cm" style:legend-expansion="high" chart:style-name="ch3"/>
        <chart:plot-area chart:style-name="ch4" table:cell-range-address="Sheet1.D26:Sheet1.D26 Sheet1.C4:Sheet1.C20" chart:data-source-has-labels="row" svg:x="0.319cm" svg:y="1.275cm" svg:width="12.508cm" svg:height="7.55cm">
          <chart:coordinate-region svg:x="1.046cm" svg:y="1.475cm" svg:width="11.594cm" svg:height="6.7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0" chart:label-cell-address="Sheet1.D26:Sheet1.D26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5785545465854">
                <text:p>0.915785545465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348236924579">
                <text:p>1.04348236924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7355610120636">
                <text:p>0.70735561012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7797812808602">
                <text:p>0.807797812808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790609346618">
                <text:p>0.911790609346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277931142247">
                <text:p>0.8627793114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277931142247">
                <text:p>0.86277931142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2894987513838">
                <text:p>0.852894987513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0474921987975">
                <text:p>0.84047492198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050136298038">
                <text:p>1.18050136298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77238444878">
                <text:p>1.01777238444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316477212366">
                <text:p>1.17316477212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176467440741">
                <text:p>1.181764674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0017809439">
                <text:p>1.180017809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05434298441">
                <text:p>1.1805434298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820057124722">
                <text:p>1.16820057124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207cm" svg:y="0.29cm" chart:style-name="ch2">
          <text:p>ATCGRID 4 T(p)</text:p>
        </chart:title>
        <chart:legend chart:legend-position="end" svg:x="10.235cm" svg:y="4.004cm" style:legend-expansion="high" chart:style-name="ch3"/>
        <chart:plot-area chart:style-name="ch4" table:cell-range-address="Sheet1.A2:Sheet1.A20 Sheet1.F2:Sheet1.F20" chart:data-source-has-labels="row" svg:x="0.319cm" svg:y="1.275cm" svg:width="9.597cm" svg:height="7.55cm">
          <chart:coordinate-region svg:x="1.231cm" svg:y="1.474cm" svg:width="8.498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0" chart:label-cell-address="Sheet1.A2:Sheet1.A20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seq 1 2 3 4 5 6 7 8 9 10 11 12 13 14 15 16 32</text:p>
                <text:list>
                  <text:list-item>
                    <text:p>p</text:p>
                  </text:list-item>
                  <text:list-item>
                    <text:p>seq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</text:list>
                <draw:g>
                  <svg:desc>Sheet1.A2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192">
                <text:p>0.03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192">
                <text:p>0.030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475">
                <text:p>0.05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963">
                <text:p>0.044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93">
                <text:p>0.05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688">
                <text:p>0.047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296">
                <text:p>0.04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799">
                <text:p>0.049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09">
                <text:p>0.05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724">
                <text:p>0.056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231">
                <text:p>0.047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609">
                <text:p>0.048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505">
                <text:p>0.051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505">
                <text:p>0.051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4446">
                <text:p>0.054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756">
                <text:p>0.030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756">
                <text:p>0.03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919">
                <text:p>0.0309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249cm" svg:y="0.316cm" chart:style-name="ch2">
          <text:p>ATCGRID 4 S(p)</text:p>
        </chart:title>
        <chart:legend chart:legend-position="end" svg:x="10.235cm" svg:y="4.005cm" style:legend-expansion="high" chart:style-name="ch3"/>
        <chart:plot-area chart:style-name="ch4" table:cell-range-address="Sheet1.A2:Sheet1.A20 Sheet1.G2:Sheet1.G20" chart:data-source-has-labels="row" svg:x="0.319cm" svg:y="1.275cm" svg:width="9.597cm" svg:height="7.551cm">
          <chart:coordinate-region svg:x="1.046cm" svg:y="1.475cm" svg:width="8.68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0" chart:label-cell-address="Sheet1.A2:Sheet1.A20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seq 1 2 3 4 5 6 7 8 9 10 11 12 13 14 15 16 32</text:p>
                <text:list>
                  <text:list-item>
                    <text:p>p</text:p>
                  </text:list-item>
                  <text:list-item>
                    <text:p>seq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</text:list>
                <draw:g>
                  <svg:desc>Sheet1.A2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2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15750371471">
                <text:p>0.5981575037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485443586949">
                <text:p>0.671485443586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9836825514556">
                <text:p>0.55983682551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115249119275">
                <text:p>0.63311524911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548922642176">
                <text:p>0.666548922642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627723448262">
                <text:p>0.60627723448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8694669429271">
                <text:p>0.568694669429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2261476623651">
                <text:p>0.53226147662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9241176346044">
                <text:p>0.639241176346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11954576313">
                <text:p>0.62111954576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6195514998544">
                <text:p>0.586195514998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6195514998544">
                <text:p>0.586195514998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4531095029938">
                <text:p>0.554531095029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1662114709325">
                <text:p>0.981662114709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1662114709325">
                <text:p>0.981662114709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6486949771985">
                <text:p>0.976486949771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35cm" svg:y="0.316cm" chart:style-name="ch2">
          <text:p>PC T(p)</text:p>
        </chart:title>
        <chart:legend chart:legend-position="end" svg:x="10.235cm" svg:y="4.004cm" style:legend-expansion="high" chart:style-name="ch3"/>
        <chart:plot-area chart:style-name="ch4" table:cell-range-address="Sheet1.A2:Sheet1.A20 Sheet1.J2:Sheet1.J20" chart:data-source-has-labels="row" svg:x="0.319cm" svg:y="1.275cm" svg:width="9.597cm" svg:height="7.55cm">
          <chart:coordinate-region svg:x="1.417cm" svg:y="1.474cm" svg:width="8.312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20" chart:label-cell-address="Sheet1.A2:Sheet1.A20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seq 1 2 3 4 5 6 7 8 9 10 11 12 13 14 15 16 32</text:p>
                <text:list>
                  <text:list-item>
                    <text:p>p</text:p>
                  </text:list-item>
                  <text:list-item>
                    <text:p>seq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</text:list>
                <draw:g>
                  <svg:desc>Sheet1.A2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2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4831">
                <text:p>0.0244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831">
                <text:p>0.0244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9972">
                <text:p>0.0129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477">
                <text:p>0.010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8494">
                <text:p>0.0098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72">
                <text:p>0.006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566">
                <text:p>0.0060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5167">
                <text:p>0.0085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11">
                <text:p>0.00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2">
                <text:p>0.00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553">
                <text:p>0.007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135">
                <text:p>0.010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39">
                <text:p>0.006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122">
                <text:p>0.006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289">
                <text:p>0.006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22cm" svg:y="0.316cm" chart:style-name="ch2">
          <text:p>PC S(p)</text:p>
        </chart:title>
        <chart:legend chart:legend-position="end" svg:x="10.235cm" svg:y="4.004cm" style:legend-expansion="high" chart:style-name="ch3"/>
        <chart:plot-area chart:style-name="ch4" table:cell-range-address="Sheet1.A2:Sheet1.A20 Sheet1.M2:Sheet1.M20" chart:data-source-has-labels="row" svg:x="0.319cm" svg:y="1.275cm" svg:width="9.597cm" svg:height="7.55cm">
          <chart:coordinate-region svg:x="1.046cm" svg:y="1.474cm" svg:width="8.68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20" chart:label-cell-address="Sheet1.A2:Sheet1.A20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seq 1 2 3 4 5 6 7 8 9 10 11 12 13 14 15 16 32</text:p>
                <text:list>
                  <text:list-item>
                    <text:p>p</text:p>
                  </text:list-item>
                  <text:list-item>
                    <text:p>seq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</text:list>
                <draw:g>
                  <svg:desc>Sheet1.A2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010270412833">
                <text:p>1.9401027041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010525905169">
                <text:p>2.71010525905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3657239819004">
                <text:p>3.53657239819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7549593082401">
                <text:p>3.97549593082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911444718031">
                <text:p>3.3911444718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978164556962">
                <text:p>3.2978164556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2023327073243">
                <text:p>4.12023327073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2557281147712">
                <text:p>3.22557281147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6674277116145">
                <text:p>3.2667427711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6052478626373">
                <text:p>4.06052478626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7531631239075">
                <text:p>3.77531631239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3978575658072">
                <text:p>3.73978575658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5251069000164">
                <text:p>3.6525106900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6374668205762">
                <text:p>3.66374668205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418671454219">
                <text:p>3.7418671454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